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60000002B646698D9.png" manifest:media-type=""/>
  <manifest:file-entry manifest:full-path="Pictures/100000000000012B0000007460C0591D.jpg" manifest:media-type=""/>
  <manifest:file-entry manifest:full-path="Pictures/1000000000000121000001021321533B.png" manifest:media-type=""/>
  <manifest:file-entry manifest:full-path="Pictures/10000000000000640000003C7B70A7A2.png" manifest:media-type=""/>
  <manifest:file-entry manifest:full-path="Pictures/10000000000000A3000000211DCDD11E.jpg" manifest:media-type=""/>
  <manifest:file-entry manifest:full-path="Pictures/10000000000001040000004F869F2717.png" manifest:media-type=""/>
  <manifest:file-entry manifest:full-path="Pictures/100000000000014000000078446C5E00.jpg" manifest:media-type=""/>
  <manifest:file-entry manifest:full-path="Pictures/100000000000007C0000002E6BCD9590.png" manifest:media-type=""/>
  <manifest:file-entry manifest:full-path="Pictures/1000000000000124000000AD8D4C93B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-color="#4c1900" draw:textarea-horizontal-align="justify" draw:textarea-vertical-align="middle" draw:auto-grow-height="false" draw:shadow="visible" draw:shadow-offset-x="0.102cm" draw:shadow-offset-y="0.102cm"/>
    </style:style>
    <style:style style:name="gr6" style:family="graphic" style:parent-style-name="standard">
      <style:graphic-properties draw:fill-color="#579d1c" draw:textarea-horizontal-align="justify" draw:textarea-vertical-align="middle" draw:auto-grow-height="false" draw:shadow="visible" draw:shadow-offset-x="0.102cm" draw:shadow-offset-y="0.10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solid" draw:fill-color="#cfe7f5" draw:auto-grow-height="true" draw:auto-grow-width="false" fo:max-height="0cm" fo:min-height="2.037cm" draw:shadow="visible" draw:shadow-offset-x="0.102cm" draw:shadow-offset-y="0.102cm"/>
    </style:style>
    <style:style style:name="gr9" style:family="graphic" style:parent-style-name="standard">
      <style:graphic-properties draw:stroke="solid" svg:stroke-color="#000000" draw:fill="solid" draw:fill-color="#cfe7f5" draw:auto-grow-height="true" draw:auto-grow-width="false" fo:max-height="0cm" fo:min-height="2.184cm" draw:shadow="visible" draw:shadow-offset-x="0.102cm" draw:shadow-offset-y="0.102cm"/>
    </style:style>
    <style:style style:name="gr10" style:family="graphic" style:parent-style-name="standard">
      <style:graphic-properties draw:stroke="solid" svg:stroke-color="#000000" draw:fill="solid" draw:fill-color="#cfe7f5" draw:auto-grow-height="true" draw:auto-grow-width="false" fo:max-height="0cm" fo:min-height="1.919cm" draw:shadow="visible" draw:shadow-offset-x="0.102cm" draw:shadow-offset-y="0.102cm"/>
    </style:style>
    <style:style style:name="gr11" style:family="graphic" style:parent-style-name="standard">
      <style:graphic-properties draw:stroke="solid" svg:stroke-color="#000000" draw:fill="solid" draw:fill-color="#cfe7f5" draw:auto-grow-height="true" draw:auto-grow-width="false" fo:max-height="0cm" fo:min-height="2.155cm" draw:shadow="visible" draw:shadow-offset-x="0.102cm" draw:shadow-offset-y="0.1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5.4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1cm"/>
    </style:style>
    <style:style style:name="gr14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2cm" fo:min-width="5.459cm"/>
    </style:style>
    <style:style style:name="gr16" style:family="graphic" style:parent-style-name="objectwithoutfill">
      <style:graphic-properties draw:stroke="solid" draw:stroke-dash="Ultrafine_20_Dashed"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draw:stroke="solid" draw:stroke-dash="Ultrafine_20_Dashed" svg:stroke-width="0cm" draw:marker-start-width="0.203cm" draw:marker-end="Arrow" draw:marker-end-width="0.305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draw:stroke="dash" draw:stroke-dash="Ultrafine_20_Dashed" svg:stroke-width="0.152cm" svg:stroke-color="#4c1900" draw:marker-start="Arrow" draw:marker-start-width="0.457cm" draw:marker-end-width="0.432cm" draw:fill="none" draw:textarea-vertical-align="middle" fo:padding-top="0.2cm" fo:padding-bottom="0.2cm" fo:padding-left="0.325cm" fo:padding-right="0.325cm"/>
    </style:style>
    <style:style style:name="gr19" style:family="graphic" style:parent-style-name="objectwithoutfill">
      <style:graphic-properties draw:stroke="dash" draw:stroke-dash="Ultrafine_20_Dashed" svg:stroke-width="0.152cm" svg:stroke-color="#4c1900" draw:marker-start="" draw:marker-start-width="0.457cm" draw:marker-end="Arrow" draw:marker-end-width="0.457cm" draw:fill="none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color="#000000" draw:fill="solid" draw:fill-color="#cfe7f5" draw:auto-grow-height="true" draw:auto-grow-width="false" fo:max-height="0cm" fo:min-height="3.749cm" draw:shadow="visible" draw:shadow-offset-x="0.102cm" draw:shadow-offset-y="0.102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draw:shadow="visible" draw:shadow-offset-x="0.102cm" draw:shadow-offset-y="0.102cm"/>
    </style:style>
    <style:style style:name="gr23" style:family="graphic" style:parent-style-name="standard">
      <style:graphic-properties draw:fill-color="#800000" draw:textarea-horizontal-align="justify" draw:textarea-vertical-align="middle" draw:auto-grow-height="false" draw:shadow="visible" draw:shadow-offset-x="0.102cm" draw:shadow-offset-y="0.10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24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color="#ffffff" fo:font-family="'Courier New'" style:font-family-generic="modern" style:font-pitch="fixed" fo:font-size="16pt" style:font-size-asian="16pt" style:font-size-complex="16pt"/>
    </style:style>
    <style:style style:name="P6" style:family="paragraph">
      <style:paragraph-properties fo:text-align="start"/>
      <style:text-properties fo:color="#0000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family="'Comic Sans MS'" style:font-family-generic="script" style:font-pitch="variable" fo:font-size="12pt" fo:font-weight="normal" style:font-size-asian="12pt" style:font-weight-asian="normal" style:font-size-complex="12pt" style:font-weight-complex="normal"/>
    </style:style>
    <style:style style:name="P8" style:family="paragraph">
      <style:text-properties fo:font-family="'Comic Sans MS'" style:font-family-generic="script" style:font-pitch="variable" fo:font-size="14pt" style:font-size-asian="14pt" style:font-size-complex="14pt"/>
    </style:style>
    <style:style style:name="P9" style:family="paragraph">
      <style:text-properties fo:color="#000000" fo:font-family="'Comic Sans MS'" style:font-family-generic="script" style:font-pitch="variable" fo:font-size="14pt" style:font-size-asian="14pt" style:font-size-complex="14pt"/>
    </style:style>
    <style:style style:name="P10" style:family="paragraph">
      <style:text-properties fo:color="#000000" fo:font-family="'Comic Sans MS'" style:font-family-generic="script" style:font-pitch="variable" fo:font-size="12pt" style:font-size-asian="12pt" style:font-size-complex="12pt"/>
    </style:style>
    <style:style style:name="P11" style:family="paragraph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12" style:family="paragraph">
      <style:paragraph-properties fo:text-align="center"/>
      <style:text-properties fo:color="#00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family="'Century Schoolbook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P14" style:family="paragraph">
      <style:text-properties fo:font-size="20pt"/>
    </style:style>
    <style:style style:name="P15" style:family="paragraph">
      <style:paragraph-properties fo:text-align="start"/>
      <style:text-properties fo:color="#000000"/>
    </style:style>
    <style:style style:name="P16" style:family="paragraph"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style:paragraph-properties fo:text-align="center"/>
      <style:text-properties fo:color="#000000" fo:font-family="'Comic Sans MS'" style:font-family-generic="script" style:font-pitch="variable" fo:font-size="12pt" fo:font-weight="normal" style:font-size-asian="12pt" style:font-weight-asian="normal" style:font-size-complex="12pt" style:font-weight-complex="normal"/>
    </style:style>
    <style:style style:name="P18" style:family="paragraph">
      <style:paragraph-properties fo:text-align="center"/>
      <style:text-properties fo:color="#000000" fo:font-family="'Comic Sans MS'" style:font-family-generic="script" style:font-pitch="variable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/>
      <style:text-properties fo:color="#ffffff" fo:font-family="'Courier New'" style:font-family-generic="modern" style:font-pitch="fixed" fo:font-size="20pt" style:font-size-asian="20pt" style:font-size-complex="20pt"/>
    </style:style>
    <style:style style:name="P20" style:family="paragraph">
      <style:text-properties fo:color="#000000" fo:font-family="'Comic Sans MS'" style:font-family-generic="script" style:font-pitch="variable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color="#000000" fo:font-family="'Comic Sans MS'" style:font-family-generic="script" style:font-pitch="variable" fo:font-size="12pt" style:font-size-asian="12pt" style:font-size-complex="12pt"/>
    </style:style>
    <style:style style:name="P22" style:family="paragraph">
      <style:paragraph-properties fo:text-align="center"/>
      <style:text-properties fo:color="#00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/>
      <style:text-properties fo:color="#ffff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'Courier New'" style:font-family-generic="modern" style:font-pitch="fixed" fo:font-size="24pt" style:font-size-asian="24pt" style:font-size-complex="24pt"/>
    </style:style>
    <style:style style:name="T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ffffff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fo:font-family="'Courier New'" style:font-family-generic="modern" style:font-pitch="fixed" fo:font-size="16pt" style:font-size-asian="16pt" style:font-size-complex="16pt"/>
    </style:style>
    <style:style style:name="T7" style:family="text">
      <style:text-properties fo:font-family="'Comic Sans MS'" style:font-family-generic="script" style:font-pitch="variab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family="'Comic Sans MS'" style:font-family-generic="script" style:font-pitch="variable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family="'Comic Sans MS'" style:font-family-generic="script" style:font-pitch="variable" fo:font-size="14pt" style:font-size-asian="14pt" style:font-size-complex="14pt"/>
    </style:style>
    <style:style style:name="T10" style:family="text">
      <style:text-properties fo:color="#000000" fo:font-family="'Comic Sans MS'" style:font-family-generic="script" style:font-pitch="variable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fo:font-family="'Comic Sans MS'" style:font-family-generic="script" style:font-pitch="variable" fo:font-size="14pt" style:font-size-asian="14pt" style:font-size-complex="14pt"/>
    </style:style>
    <style:style style:name="T12" style:family="text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family="'Century Schoolbook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color="#000000" fo:font-family="'Comic Sans MS'" style:font-family-generic="script" style:font-pitch="variable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ffff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fo:font-family="'Comic Sans MS'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ffff" fo:font-family="'Comic Sans MS'" style:font-family-generic="script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86cm" svg:height="2.286cm" svg:x="8.636cm" svg:y="5.08cm">
          <draw:image xlink:href="Pictures/1000000000000124000000AD8D4C93B0.jpg" xlink:type="simple" xlink:show="embed" xlink:actuate="onLoad">
            <text:p/>
          </draw:image>
        </draw:frame>
        <draw:frame draw:style-name="gr1" draw:text-style-name="P1" draw:layer="layout" svg:width="4.79cm" svg:height="1.795cm" svg:x="7.112cm" svg:y="3.302cm">
          <draw:image xlink:href="Pictures/100000000000014000000078446C5E00.jpg" xlink:type="simple" xlink:show="embed" xlink:actuate="onLoad">
            <text:p/>
          </draw:image>
        </draw:frame>
        <draw:frame draw:style-name="gr1" draw:text-style-name="P1" draw:layer="layout" svg:width="3.81cm" svg:height="0.77cm" svg:x="9.652cm" svg:y="9.39cm">
          <draw:image xlink:href="Pictures/10000000000000A3000000211DCDD11E.jpg" xlink:type="simple" xlink:show="embed" xlink:actuate="onLoad">
            <text:p/>
          </draw:image>
        </draw:frame>
        <draw:frame draw:style-name="gr1" draw:text-style-name="P1" draw:layer="layout" svg:width="3.048cm" svg:height="1.829cm" svg:x="4.318cm" svg:y="5.283cm">
          <draw:image xlink:href="Pictures/10000000000000640000003C7B70A7A2.png" xlink:type="simple" xlink:show="embed" xlink:actuate="onLoad">
            <text:p/>
          </draw:image>
        </draw:frame>
        <draw:frame draw:style-name="gr1" draw:text-style-name="P1" draw:layer="layout" svg:width="3.81cm" svg:height="1.478cm" svg:x="12.954cm" svg:y="3.302cm">
          <draw:image xlink:href="Pictures/100000000000012B0000007460C0591D.jpg" xlink:type="simple" xlink:show="embed" xlink:actuate="onLoad">
            <text:p/>
          </draw:image>
        </draw:frame>
        <draw:g>
          <draw:frame draw:style-name="gr1" draw:text-style-name="P1" draw:layer="layout" svg:width="3.968cm" svg:height="1.137cm" svg:x="15.336cm" svg:y="6.483cm">
            <draw:image xlink:href="Pictures/10000000000000960000002B646698D9.png" xlink:type="simple" xlink:show="embed" xlink:actuate="onLoad">
              <text:p/>
            </draw:image>
          </draw:frame>
          <draw:frame draw:style-name="gr1" draw:text-style-name="P1" draw:layer="layout" svg:width="1.799cm" svg:height="1.606cm" svg:x="16.256cm" svg:y="5.131cm">
            <draw:image xlink:href="Pictures/1000000000000121000001021321533B.png" xlink:type="simple" xlink:show="embed" xlink:actuate="onLoad">
              <text:p/>
            </draw:image>
          </draw:frame>
        </draw:g>
        <draw:frame draw:style-name="gr1" draw:text-style-name="P1" draw:layer="layout" svg:width="2.264cm" svg:height="0.839cm" svg:x="5.842cm" svg:y="8.305cm">
          <draw:image xlink:href="Pictures/100000000000007C0000002E6BCD9590.png" xlink:type="simple" xlink:show="embed" xlink:actuate="onLoad">
            <text:p/>
          </draw:image>
        </draw:frame>
        <draw:frame draw:style-name="gr1" draw:text-style-name="P1" draw:layer="layout" svg:width="2.939cm" svg:height="0.893cm" svg:x="14.841cm" svg:y="8.759cm">
          <draw:image xlink:href="Pictures/10000000000001040000004F869F27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14.478cm" svg:height="5.056cm" svg:x="0.762cm" svg:y="0.762cm">
          <draw:text-box>
            <text:p><text:span text:style-name="T1">COMMAND</text:span></text:p>
            <text:p><text:span text:style-name="T1">header1:value1</text:span></text:p>
            <text:p><text:span text:style-name="T1">header2:value2</text:span></text:p>
            <text:p><text:span text:style-name="T1"/></text:p>
            <text:p><text:span text:style-name="T1">body^@</text:span></text:p>
          </draw:text-box>
        </draw:frame>
        <draw:frame draw:style-name="gr3" draw:text-style-name="P2" draw:layer="layout" svg:width="27.492cm" svg:height="6.017cm" svg:x="0.508cm" svg:y="8.89cm">
          <draw:text-box>
            <text:p><text:span text:style-name="T1">SEND</text:span></text:p>
            <text:p><text:span text:style-name="T2">destination</text:span><text:span text:style-name="T1">:/queue/trade</text:span></text:p>
            <text:p><text:span text:style-name="T1">content-type:application/json</text:span></text:p>
            <text:p><text:span text:style-name="T1">content-length:46</text:span></text:p>
            <text:p><text:span text:style-name="T1"/></text:p>
            <text:p><text:span text:style-name="T1">{"action":"Buy","ticker":"EMC","shares":"44"}^@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4" xml:id="id3" draw:id="id3" draw:layer="layout" svg:width="4.064cm" svg:height="1.364cm" svg:x="8.606cm" svg:y="4.934cm">
          <text:p text:style-name="P3"><text:span text:style-name="T3">request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5" xml:id="id2" draw:id="id2" draw:layer="layout" svg:width="6.308cm" svg:height="1.778cm" svg:x="14.664cm" svg:y="6.404cm">
          <text:p text:style-name="P1"><text:span text:style-name="T5">SimpleBroker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4" draw:id="id4" draw:layer="layout" svg:width="6.352cm" svg:height="1.902cm" svg:x="14.62cm" svg:y="2.932cm">
          <text:p text:style-name="P1"><text:span text:style-name="T5">AnnotationMethod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1" draw:id="id1" draw:layer="layout" svg:width="4.064cm" svg:height="1.454cm" svg:x="22.072cm" svg:y="3.164cm">
          <text:p text:style-name="P3"><text:span text:style-name="T3">broker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7" draw:text-style-name="P1" draw:layer="layout" draw:line-skew="-0.222cm" svg:x1="26.136cm" svg:y1="3.891cm" svg:x2="20.972cm" svg:y2="7.293cm" draw:start-shape="id1" draw:start-glue-point="8" draw:end-shape="id2" draw:end-glue-point="7" svg:d="m26136 3891h280v3402h-5444">
          <text:p/>
        </draw:connector>
        <draw:connector draw:style-name="gr7" draw:text-style-name="P1" draw:layer="layout" draw:type="line" svg:x1="12.67cm" svg:y1="5.616cm" svg:x2="14.62cm" svg:y2="3.883cm" draw:start-shape="id3" draw:start-glue-point="8" draw:end-shape="id4" draw:end-glue-point="5" svg:d="m12670 5616 1950-1733">
          <text:p/>
        </draw:connector>
        <draw:connector draw:style-name="gr7" draw:text-style-name="P1" draw:layer="layout" draw:type="line" svg:x1="12.67cm" svg:y1="5.616cm" svg:x2="14.664cm" svg:y2="7.293cm" draw:start-shape="id3" draw:start-glue-point="8" draw:end-shape="id2" draw:end-glue-point="5" svg:d="m12670 5616 1994 1677">
          <text:p/>
        </draw:connector>
        <draw:connector draw:style-name="gr7" draw:text-style-name="P1" draw:layer="layout" svg:x1="17.818cm" svg:y1="8.182cm" svg:x2="12.77cm" svg:y2="10.448cm" draw:start-shape="id2" draw:start-glue-point="6" draw:end-shape="id5" draw:end-glue-point="8" svg:d="m17818 8182v2266h-5048">
          <text:p/>
        </draw:connector>
        <draw:frame draw:style-name="gr3" draw:text-style-name="P7" draw:layer="layout" svg:width="2.032cm" svg:height="0.84cm" svg:x="12.278cm" svg:y="4.004cm">
          <draw:text-box>
            <text:p><text:span text:style-name="T7">“</text:span><text:span text:style-name="T7">/app”</text:span></text:p>
          </draw:text-box>
        </draw:frame>
        <draw:frame draw:style-name="gr3" draw:text-style-name="P7" draw:layer="layout" svg:width="2.39cm" svg:height="0.84cm" svg:x="11.978cm" svg:y="6.405cm">
          <draw:text-box>
            <text:p><text:span text:style-name="T7">“</text:span><text:span text:style-name="T7">/topic”</text:span></text:p>
          </draw:text-box>
        </draw:frame>
        <draw:custom-shape draw:style-name="gr4" draw:text-style-name="P6" xml:id="id5" draw:id="id5" draw:layer="layout" svg:width="4.064cm" svg:height="1.3cm" svg:x="8.706cm" svg:y="9.798cm">
          <text:p text:style-name="P3"><text:span text:style-name="T3">response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8" draw:layer="layout" svg:width="5.188cm" svg:height="2.321cm" svg:x="1.878cm" svg:y="8.747cm">
          <draw:text-box>
            <text:p><text:span text:style-name="T8">MESSAGE</text:span></text:p>
            <text:p><text:span text:style-name="T9">destination:</text:span><text:span text:style-name="T8">/topic</text:span><text:span text:style-name="T9">/a</text:span></text:p>
            <text:p><text:span text:style-name="T9">...</text:span></text:p>
          </draw:text-box>
        </draw:frame>
        <draw:frame draw:style-name="gr9" draw:text-style-name="P9" draw:layer="layout" svg:width="4.984cm" svg:height="2.434cm" svg:x="1.924cm" svg:y="2.816cm">
          <draw:text-box>
            <text:p><text:span text:style-name="T10">SEND</text:span></text:p>
            <text:p><text:span text:style-name="T11">destination:</text:span><text:span text:style-name="T10">/app</text:span><text:span text:style-name="T11">/a</text:span></text:p>
            <text:p><text:span text:style-name="T11"/></text:p>
          </draw:text-box>
        </draw:frame>
        <draw:frame draw:style-name="gr10" draw:text-style-name="P10" xml:id="id6" draw:id="id6" draw:layer="layout" svg:width="5.196cm" svg:height="2.321cm" svg:x="2.224cm" svg:y="4.443cm">
          <draw:text-box>
            <text:p><text:span text:style-name="T10">SEND</text:span></text:p>
            <text:p><text:span text:style-name="T11">destination:</text:span><text:span text:style-name="T10">/topic</text:span><text:span text:style-name="T11">/a</text:span></text:p>
            <text:p><text:span text:style-name="T11">...</text:span></text:p>
          </draw:text-box>
        </draw:frame>
        <draw:frame draw:style-name="gr11" draw:text-style-name="P8" draw:layer="layout" svg:width="5.396cm" svg:height="2.405cm" svg:x="2.116cm" svg:y="9.689cm">
          <draw:text-box>
            <text:p><text:span text:style-name="T8">MESSAGE</text:span></text:p>
            <text:p><text:span text:style-name="T9">destination:</text:span><text:span text:style-name="T8">/topic</text:span><text:span text:style-name="T9">/a</text:span></text:p>
            <text:p><text:span text:style-name="T9">...</text:span></text:p>
          </draw:text-box>
        </draw:frame>
        <draw:connector draw:style-name="gr7" draw:text-style-name="P1" draw:layer="layout" draw:type="line" svg:x1="20.972cm" svg:y1="3.883cm" svg:x2="22.072cm" svg:y2="3.891cm" draw:start-shape="id4" draw:start-glue-point="7" draw:end-shape="id1" draw:end-glue-point="5" svg:d="m20972 3883 1100 8">
          <text:p/>
        </draw:connector>
        <draw:connector draw:style-name="gr7" draw:text-style-name="P1" draw:layer="layout" draw:type="line" svg:x1="7.42cm" svg:y1="5.603cm" svg:x2="8.606cm" svg:y2="5.616cm" draw:start-shape="id6" draw:start-glue-point="1" draw:end-shape="id3" draw:end-glue-point="5" svg:d="m7420 5603 1186 13">
          <text:p/>
        </draw:connector>
        <draw:line draw:style-name="gr7" draw:text-style-name="P1" draw:layer="layout" svg:x1="8.706cm" svg:y1="10.506cm" svg:x2="7.512cm" svg:y2="10.506cm">
          <text:p/>
        </draw:line>
        <draw:frame draw:style-name="gr12" draw:text-style-name="P11" draw:layer="layout" svg:width="10.714cm" svg:height="0.996cm" svg:x="1.732cm" svg:y="0.862cm">
          <draw:text-box>
            <text:p><text:span text:style-name="T12">STOMP over WebSocket messages</text:span></text:p>
          </draw:text-box>
        </draw:frame>
        <draw:frame draw:style-name="gr13" draw:text-style-name="P7" draw:layer="layout" svg:width="2.54cm" svg:height="0.941cm" svg:x="22.64cm" svg:y="6.487cm">
          <draw:text-box>
            <text:p><text:span text:style-name="T7">“</text:span><text:span text:style-name="T7">/topic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4" draw:text-style-name="P4" xml:id="id9" draw:id="id9" draw:layer="layout" svg:width="4.064cm" svg:height="1.364cm" svg:x="8.606cm" svg:y="6.134cm">
          <text:p text:style-name="P3"><text:span text:style-name="T3">request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5" xml:id="id8" draw:id="id8" draw:layer="layout" svg:width="6.308cm" svg:height="1.778cm" svg:x="14.664cm" svg:y="7.604cm">
          <text:p text:style-name="P1"><text:span text:style-name="T5">StompBrokerRelay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10" draw:id="id10" draw:layer="layout" svg:width="6.352cm" svg:height="1.902cm" svg:x="14.62cm" svg:y="4.132cm">
          <text:p text:style-name="P1"><text:span text:style-name="T5">AnnotationMethod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7" draw:id="id7" draw:layer="layout" svg:width="4.064cm" svg:height="1.454cm" svg:x="22.072cm" svg:y="4.364cm">
          <text:p text:style-name="P3"><text:span text:style-name="T3">broker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7" draw:text-style-name="P1" draw:layer="layout" draw:line-skew="-0.222cm" svg:x1="26.136cm" svg:y1="5.091cm" svg:x2="20.972cm" svg:y2="8.493cm" draw:start-shape="id7" draw:start-glue-point="8" draw:end-shape="id8" draw:end-glue-point="7" svg:d="m26136 5091h280v3402h-5444">
          <text:p/>
        </draw:connector>
        <draw:connector draw:style-name="gr7" draw:text-style-name="P1" draw:layer="layout" draw:type="line" svg:x1="12.67cm" svg:y1="6.816cm" svg:x2="14.62cm" svg:y2="5.083cm" draw:start-shape="id9" draw:start-glue-point="8" draw:end-shape="id10" draw:end-glue-point="5" svg:d="m12670 6816 1950-1733">
          <text:p/>
        </draw:connector>
        <draw:connector draw:style-name="gr7" draw:text-style-name="P1" draw:layer="layout" draw:type="line" svg:x1="12.67cm" svg:y1="6.816cm" svg:x2="14.664cm" svg:y2="8.493cm" draw:start-shape="id9" draw:start-glue-point="8" draw:end-shape="id8" draw:end-glue-point="5" svg:d="m12670 6816 1994 1677">
          <text:p/>
        </draw:connector>
        <draw:frame draw:style-name="gr3" draw:text-style-name="P7" draw:layer="layout" svg:width="2.032cm" svg:height="0.84cm" svg:x="12.278cm" svg:y="5.204cm">
          <draw:text-box>
            <text:p><text:span text:style-name="T7">“</text:span><text:span text:style-name="T7">/app”</text:span></text:p>
          </draw:text-box>
        </draw:frame>
        <draw:frame draw:style-name="gr3" draw:text-style-name="P7" draw:layer="layout" svg:width="2.39cm" svg:height="0.84cm" svg:x="11.978cm" svg:y="7.605cm">
          <draw:text-box>
            <text:p><text:span text:style-name="T7">“</text:span><text:span text:style-name="T7">/topic”</text:span></text:p>
          </draw:text-box>
        </draw:frame>
        <draw:custom-shape draw:style-name="gr4" draw:text-style-name="P6" draw:layer="layout" svg:width="4.064cm" svg:height="1.3cm" svg:x="8.706cm" svg:y="10.998cm">
          <text:p text:style-name="P3"><text:span text:style-name="T3">response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8" draw:layer="layout" svg:width="5.188cm" svg:height="2.321cm" svg:x="1.878cm" svg:y="9.947cm">
          <draw:text-box>
            <text:p><text:span text:style-name="T8">MESSAGE</text:span></text:p>
            <text:p><text:span text:style-name="T9">destination:</text:span><text:span text:style-name="T8">/topic</text:span><text:span text:style-name="T9">/a</text:span></text:p>
            <text:p><text:span text:style-name="T9">...</text:span></text:p>
          </draw:text-box>
        </draw:frame>
        <draw:frame draw:style-name="gr9" draw:text-style-name="P9" draw:layer="layout" svg:width="4.984cm" svg:height="2.434cm" svg:x="1.924cm" svg:y="4.016cm">
          <draw:text-box>
            <text:p><text:span text:style-name="T10">SEND</text:span></text:p>
            <text:p><text:span text:style-name="T11">destination:</text:span><text:span text:style-name="T10">/app</text:span><text:span text:style-name="T11">/a</text:span></text:p>
            <text:p><text:span text:style-name="T11"/></text:p>
          </draw:text-box>
        </draw:frame>
        <draw:frame draw:style-name="gr10" draw:text-style-name="P10" xml:id="id11" draw:id="id11" draw:layer="layout" svg:width="5.196cm" svg:height="2.321cm" svg:x="2.224cm" svg:y="5.643cm">
          <draw:text-box>
            <text:p><text:span text:style-name="T10">SEND</text:span></text:p>
            <text:p><text:span text:style-name="T11">destination:</text:span><text:span text:style-name="T10">/topic</text:span><text:span text:style-name="T11">/a</text:span></text:p>
            <text:p><text:span text:style-name="T11">...</text:span></text:p>
          </draw:text-box>
        </draw:frame>
        <draw:frame draw:style-name="gr11" draw:text-style-name="P8" draw:layer="layout" svg:width="5.396cm" svg:height="2.405cm" svg:x="2.116cm" svg:y="10.889cm">
          <draw:text-box>
            <text:p><text:span text:style-name="T8">MESSAGE</text:span></text:p>
            <text:p><text:span text:style-name="T9">destination:</text:span><text:span text:style-name="T8">/topic</text:span><text:span text:style-name="T9">/a</text:span></text:p>
            <text:p><text:span text:style-name="T9">...</text:span></text:p>
          </draw:text-box>
        </draw:frame>
        <draw:connector draw:style-name="gr7" draw:text-style-name="P1" draw:layer="layout" draw:type="line" svg:x1="20.972cm" svg:y1="5.083cm" svg:x2="22.072cm" svg:y2="5.091cm" draw:start-shape="id10" draw:start-glue-point="7" draw:end-shape="id7" draw:end-glue-point="5" svg:d="m20972 5083 1100 8">
          <text:p/>
        </draw:connector>
        <draw:connector draw:style-name="gr7" draw:text-style-name="P1" draw:layer="layout" draw:type="line" svg:x1="7.42cm" svg:y1="6.803cm" svg:x2="8.606cm" svg:y2="6.816cm" draw:start-shape="id11" draw:start-glue-point="1" draw:end-shape="id9" draw:end-glue-point="5" svg:d="m7420 6803 1186 13">
          <text:p/>
        </draw:connector>
        <draw:line draw:style-name="gr7" draw:text-style-name="P1" draw:layer="layout" svg:x1="8.706cm" svg:y1="11.706cm" svg:x2="7.512cm" svg:y2="11.706cm">
          <text:p/>
        </draw:line>
        <draw:frame draw:style-name="gr12" draw:text-style-name="P11" draw:layer="layout" svg:width="10.714cm" svg:height="0.996cm" svg:x="1.732cm" svg:y="2.062cm">
          <draw:text-box>
            <text:p><text:span text:style-name="T12">STOMP over WebSocket messages</text:span></text:p>
          </draw:text-box>
        </draw:frame>
        <draw:frame draw:style-name="gr13" draw:text-style-name="P7" draw:layer="layout" svg:width="2.54cm" svg:height="0.941cm" svg:x="22.64cm" svg:y="7.687cm">
          <draw:text-box>
            <text:p><text:span text:style-name="T7">“</text:span><text:span text:style-name="T7">/topic”</text:span></text:p>
          </draw:text-box>
        </draw:frame>
        <draw:custom-shape draw:style-name="gr14" draw:text-style-name="P12" draw:layer="layout" svg:width="3.302cm" svg:height="3.048cm" svg:x="22.352cm" svg:y="10.852cm">
          <text:p text:style-name="P1"><text:span text:style-name="T13">Message</text:span></text:p>
          <text:p text:style-name="P1"><text:span text:style-name="T13">Brok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3" draw:layer="layout" svg:width="4.048cm" svg:height="0.942cm" svg:x="21.744cm" svg:y="9.298cm">
          <draw:text-box>
            <text:p text:style-name="P1"><text:span text:style-name="T14">STOMP / TCP</text:span></text:p>
          </draw:text-box>
        </draw:frame>
        <draw:line draw:style-name="gr16" draw:text-style-name="P1" draw:layer="layout" svg:x1="16.002cm" svg:y1="9.582cm" svg:x2="16.002cm" svg:y2="11.614cm">
          <text:p/>
        </draw:line>
        <draw:line draw:style-name="gr17" draw:text-style-name="P1" draw:layer="layout" svg:x1="16.002cm" svg:y1="11.614cm" svg:x2="12.77cm" svg:y2="11.614cm">
          <text:p/>
        </draw:line>
        <draw:line draw:style-name="gr18" draw:text-style-name="P1" draw:layer="layout" svg:x1="20.682cm" svg:y1="9.536cm" svg:x2="22.252cm" svg:y2="11.106cm">
          <text:p/>
        </draw:line>
        <draw:line draw:style-name="gr19" draw:text-style-name="P1" draw:layer="layout" svg:x1="21.182cm" svg:y1="9.428cm" svg:x2="22.706cm" svg:y2="10.95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4" draw:text-style-name="P4" xml:id="id16" draw:id="id16" draw:layer="layout" svg:width="4.064cm" svg:height="1.364cm" svg:x="3.906cm" svg:y="8.434cm">
          <text:p text:style-name="P3"><text:span text:style-name="T3">request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5" xml:id="id12" draw:id="id12" draw:layer="layout" svg:width="6.308cm" svg:height="1.778cm" svg:x="11.464cm" svg:y="10.804cm">
          <text:p text:style-name="P1"><text:span text:style-name="T5">StompBrokerRelay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14" draw:id="id14" draw:layer="layout" svg:width="6.352cm" svg:height="1.902cm" svg:x="11.42cm" svg:y="5.432cm">
          <text:p text:style-name="P1"><text:span text:style-name="T5">AnnotationMethod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15" draw:id="id15" draw:layer="layout" svg:width="4.064cm" svg:height="1.454cm" svg:x="19.272cm" svg:y="5.664cm">
          <text:p text:style-name="P15"><text:span text:style-name="T3">broker</text:span></text:p>
          <text:p text:style-name="P15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7" draw:text-style-name="P1" draw:layer="layout" svg:x1="14.618cm" svg:y1="12.582cm" svg:x2="7.97cm" svg:y2="13.948cm" draw:start-shape="id12" draw:start-glue-point="6" draw:end-shape="id13" draw:end-glue-point="8" svg:d="m14618 12582v1366h-6648">
          <text:p/>
        </draw:connector>
        <draw:frame draw:style-name="gr3" draw:text-style-name="P7" draw:layer="layout" svg:width="2.032cm" svg:height="0.84cm" svg:x="8.478cm" svg:y="6.304cm">
          <draw:text-box>
            <text:p><text:span text:style-name="T7">“</text:span><text:span text:style-name="T7">/app”</text:span></text:p>
          </draw:text-box>
        </draw:frame>
        <draw:frame draw:style-name="gr3" draw:text-style-name="P7" draw:layer="layout" svg:width="2.39cm" svg:height="0.84cm" svg:x="8.178cm" svg:y="10.805cm">
          <draw:text-box>
            <text:p><text:span text:style-name="T7">“</text:span><text:span text:style-name="T7">/topic”</text:span></text:p>
          </draw:text-box>
        </draw:frame>
        <draw:connector draw:style-name="gr7" draw:text-style-name="P1" draw:layer="layout" draw:type="line" svg:x1="17.772cm" svg:y1="6.383cm" svg:x2="19.272cm" svg:y2="6.391cm" draw:start-shape="id14" draw:start-glue-point="7" draw:end-shape="id15" draw:end-glue-point="5" svg:d="m17772 6383 1500 8">
          <text:p/>
        </draw:connector>
        <draw:custom-shape draw:style-name="gr5" draw:text-style-name="P5" xml:id="id17" draw:id="id17" draw:layer="layout" svg:width="6.352cm" svg:height="1.902cm" svg:x="11.42cm" svg:y="8.132cm">
          <text:p text:style-name="P1"><text:span text:style-name="T5">UserDestination</text:span></text:p>
          <text:p text:style-name="P1"><text:span text:style-name="T6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7.97cm" svg:y1="9.116cm" svg:x2="11.42cm" svg:y2="9.083cm" draw:start-shape="id16" draw:start-glue-point="8" draw:end-shape="id17" draw:end-glue-point="5" svg:d="m7970 9116 3450-33">
          <text:p/>
        </draw:connector>
        <draw:frame draw:style-name="gr3" draw:text-style-name="P7" draw:layer="layout" svg:width="2.39cm" svg:height="0.84cm" svg:x="9.234cm" svg:y="8.38cm">
          <draw:text-box>
            <text:p><text:span text:style-name="T7">“</text:span><text:span text:style-name="T7">/user”</text:span></text:p>
          </draw:text-box>
        </draw:frame>
        <draw:line draw:style-name="gr7" draw:text-style-name="P1" draw:layer="layout" svg:x1="2.54cm" svg:y1="9.044cm" svg:x2="3.906cm" svg:y2="9.044cm">
          <text:p/>
        </draw:line>
        <draw:line draw:style-name="gr7" draw:text-style-name="P1" draw:layer="layout" svg:x1="4.106cm" svg:y1="13.97cm" svg:x2="2.794cm" svg:y2="13.97cm">
          <text:p/>
        </draw:line>
        <draw:custom-shape draw:style-name="gr4" draw:text-style-name="P6" xml:id="id13" draw:id="id13" draw:layer="layout" svg:width="4.064cm" svg:height="1.3cm" svg:x="3.906cm" svg:y="13.298cm">
          <text:p text:style-name="P3"><text:span text:style-name="T3">response</text:span></text:p>
          <text:p text:style-name="P3"><text:span text:style-name="T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7" draw:text-style-name="P1" draw:layer="layout" svg:x1="23.336cm" svg:y1="6.391cm" svg:x2="17.772cm" svg:y2="9.083cm" draw:start-shape="id15" draw:start-glue-point="8" draw:end-shape="id17" draw:end-glue-point="7" svg:d="m23336 6391h502v2692h-6066">
          <text:p/>
        </draw:connector>
        <draw:connector draw:style-name="gr7" draw:text-style-name="P1" draw:layer="layout" svg:x1="23.336cm" svg:y1="6.391cm" svg:x2="17.772cm" svg:y2="11.693cm" draw:start-shape="id15" draw:start-glue-point="8" draw:end-shape="id12" draw:end-glue-point="7" svg:d="m23336 6391h502v5302h-6066">
          <text:p/>
        </draw:connector>
        <draw:frame draw:style-name="gr13" draw:text-style-name="P7" draw:layer="layout" svg:width="2.54cm" svg:height="0.941cm" svg:x="19.84cm" svg:y="10.888cm">
          <draw:text-box>
            <text:p><text:span text:style-name="T7">“</text:span><text:span text:style-name="T7">/topic”</text:span></text:p>
          </draw:text-box>
        </draw:frame>
        <draw:frame draw:style-name="gr13" draw:text-style-name="P7" draw:layer="layout" svg:width="2.54cm" svg:height="0.941cm" svg:x="19.84cm" svg:y="9.089cm">
          <draw:text-box>
            <text:p><text:span text:style-name="T7">“</text:span><text:span text:style-name="T7">/user”</text:span></text:p>
          </draw:text-box>
        </draw:frame>
        <draw:connector draw:style-name="gr7" draw:text-style-name="P1" draw:layer="layout" draw:type="curve" svg:x1="7.97cm" svg:y1="9.116cm" svg:x2="11.42cm" svg:y2="6.383cm" draw:start-shape="id16" draw:start-glue-point="8" draw:end-shape="id14" draw:end-glue-point="5" svg:d="m7970 9116c2589 0 864-2733 3450-2733">
          <text:p/>
        </draw:connector>
        <draw:connector draw:style-name="gr7" draw:text-style-name="P1" draw:layer="layout" draw:type="curve" svg:x1="7.97cm" svg:y1="9.116cm" svg:x2="11.464cm" svg:y2="11.693cm" draw:start-shape="id16" draw:start-glue-point="8" draw:end-shape="id12" draw:end-glue-point="5" svg:d="m7970 9116c2622 0 875 2577 3494 2577">
          <text:p/>
        </draw:connector>
        <draw:line draw:style-name="gr7" draw:text-style-name="P1" draw:layer="layout" svg:x1="17.834cm" svg:y1="8.736cm" svg:x2="19.272cm" svg:y2="6.604cm">
          <text:p/>
        </draw:line>
        <draw:frame draw:style-name="gr12" draw:text-style-name="P11" draw:layer="layout" svg:width="10.714cm" svg:height="0.996cm" svg:x="1.986cm" svg:y="3.556cm">
          <draw:text-box>
            <text:p><text:span text:style-name="T12">STOMP over WebSocket messages</text:span></text:p>
          </draw:text-box>
        </draw:frame>
        <draw:custom-shape draw:style-name="gr14" draw:text-style-name="P12" draw:layer="layout" svg:width="3.302cm" svg:height="3.048cm" svg:x="19.42cm" svg:y="14.254cm">
          <text:p text:style-name="P1"><text:span text:style-name="T13">Message</text:span></text:p>
          <text:p text:style-name="P1"><text:span text:style-name="T13">Brok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3" draw:layer="layout" svg:width="4.048cm" svg:height="0.942cm" svg:x="18.812cm" svg:y="12.7cm">
          <draw:text-box>
            <text:p text:style-name="P1"><text:span text:style-name="T14">STOMP / TCP</text:span></text:p>
          </draw:text-box>
        </draw:frame>
        <draw:line draw:style-name="gr18" draw:text-style-name="P1" draw:layer="layout" svg:x1="17.75cm" svg:y1="12.938cm" svg:x2="19.32cm" svg:y2="14.508cm">
          <text:p/>
        </draw:line>
        <draw:line draw:style-name="gr19" draw:text-style-name="P1" draw:layer="layout" svg:x1="18.25cm" svg:y1="12.83cm" svg:x2="19.774cm" svg:y2="14.354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0" draw:text-style-name="P16" draw:layer="layout" svg:width="13.97cm" svg:height="4.064cm" svg:x="8.382cm" svg:y="8.58cm"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>HTTP Trans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7" draw:layer="layout" svg:width="2.286cm" svg:height="2.169cm" svg:x="8.67cm" svg:y="8.862cm">
          <draw:text-box>
            <text:p><text:span text:style-name="T16">XHR</text:span></text:p>
            <text:p><text:span text:style-name="T16">Polling</text:span></text:p>
          </draw:text-box>
        </draw:frame>
        <draw:frame draw:style-name="gr21" draw:text-style-name="P18" draw:layer="layout" svg:width="3.556cm" svg:height="3.999cm" svg:x="4.572cm" svg:y="8.545cm">
          <draw:text-box>
            <text:p text:style-name="P1"><text:span text:style-name="T10">WebSocket</text:span></text:p>
            <text:p text:style-name="P1"><text:span text:style-name="T10">Transport</text:span></text:p>
            <text:p text:style-name="P1"><text:span text:style-name="T10">Handler</text:span></text:p>
          </draw:text-box>
        </draw:frame>
        <draw:custom-shape draw:style-name="gr6" draw:text-style-name="P19" draw:layer="layout" svg:width="17.536cm" svg:height="1.654cm" svg:x="4.572cm" svg:y="14.602cm">
          <text:p text:style-name="P1"><text:span text:style-name="T17">WebSocket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20" draw:layer="layout" svg:width="3.004cm" svg:height="2.169cm" svg:x="13.854cm" svg:y="8.897cm">
          <draw:text-box>
            <text:p><text:span text:style-name="T10">XHR Streaming</text:span></text:p>
          </draw:text-box>
        </draw:frame>
        <draw:frame draw:style-name="gr10" draw:text-style-name="P20" draw:layer="layout" svg:width="2.198cm" svg:height="2.169cm" svg:x="17.112cm" svg:y="8.897cm">
          <draw:text-box>
            <text:p><text:span text:style-name="T10">Event</text:span></text:p>
            <text:p><text:span text:style-name="T10">Source</text:span></text:p>
          </draw:text-box>
        </draw:frame>
        <draw:frame draw:style-name="gr10" draw:text-style-name="P20" draw:layer="layout" svg:width="2.198cm" svg:height="2.169cm" svg:x="19.612cm" svg:y="8.898cm">
          <draw:text-box>
            <text:p><text:span text:style-name="T10">HTML</text:span></text:p>
            <text:p><text:span text:style-name="T10">File</text:span></text:p>
          </draw:text-box>
        </draw:frame>
        <draw:frame draw:style-name="gr10" draw:text-style-name="P21" draw:layer="layout" svg:width="2.286cm" svg:height="2.169cm" svg:x="11.27cm" svg:y="8.863cm">
          <draw:text-box>
            <text:p><text:span text:style-name="T10">Jsonp</text:span></text:p>
            <text:p><text:span text:style-name="T10">Polling</text:span></text:p>
          </draw:text-box>
        </draw:frame>
        <draw:frame draw:style-name="gr10" draw:text-style-name="P21" draw:layer="layout" svg:width="2.286cm" svg:height="2.169cm" svg:x="8.67cm" svg:y="8.863cm">
          <draw:text-box>
            <text:p><text:span text:style-name="T10">XHR</text:span></text:p>
            <text:p><text:span text:style-name="T10">Polling</text:span></text:p>
          </draw:text-box>
        </draw:frame>
        <draw:frame draw:style-name="gr10" draw:text-style-name="P21" draw:layer="layout" svg:width="2.286cm" svg:height="2.169cm" svg:x="8.67cm" svg:y="8.863cm">
          <draw:text-box>
            <text:p><text:span text:style-name="T10">XHR</text:span></text:p>
            <text:p><text:span text:style-name="T10">Polling</text:span></text:p>
          </draw:text-box>
        </draw:frame>
        <draw:custom-shape draw:style-name="gr22" draw:text-style-name="P22" draw:layer="layout" svg:width="17.79cm" svg:height="1.748cm" svg:x="4.572cm" svg:y="6.35cm">
          <text:p text:style-name="P1"><text:span text:style-name="T18">SockJs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6.604cm" svg:y1="12.744cm" svg:x2="6.604cm" svg:y2="14.394cm">
          <text:p/>
        </draw:line>
        <draw:line draw:style-name="gr7" draw:text-style-name="P1" draw:layer="layout" svg:x1="15.304cm" svg:y1="12.744cm" svg:x2="15.304cm" svg:y2="14.394cm">
          <text:p/>
        </draw:line>
        <draw:line draw:style-name="gr7" draw:text-style-name="P1" draw:layer="layout" svg:x1="9.704cm" svg:y1="12.744cm" svg:x2="9.704cm" svg:y2="14.394cm">
          <text:p/>
        </draw:line>
        <draw:line draw:style-name="gr7" draw:text-style-name="P1" draw:layer="layout" svg:x1="12.304cm" svg:y1="12.744cm" svg:x2="12.304cm" svg:y2="14.394cm">
          <text:p/>
        </draw:line>
        <draw:line draw:style-name="gr7" draw:text-style-name="P1" draw:layer="layout" svg:x1="18.204cm" svg:y1="12.744cm" svg:x2="18.204cm" svg:y2="14.394cm">
          <text:p/>
        </draw:line>
        <draw:line draw:style-name="gr7" draw:text-style-name="P1" draw:layer="layout" svg:x1="20.704cm" svg:y1="12.744cm" svg:x2="20.704cm" svg:y2="14.394cm">
          <text:p/>
        </draw:line>
        <draw:custom-shape draw:style-name="gr23" draw:text-style-name="P23" draw:layer="layout" svg:width="17.79cm" svg:height="1.826cm" svg:x="4.572cm" svg:y="4.072cm">
          <text:p text:style-name="P1"><text:span text:style-name="T19">Spring MVC DispatcherServl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en Stoyanchev</meta:initial-creator>
    <meta:creation-date>2013-07-22T12:55:17</meta:creation-date>
    <meta:editing-duration>P2DT18H22M43S</meta:editing-duration>
    <meta:editing-cycles>60</meta:editing-cycles>
    <dc:date>2013-11-11T22:50:36</dc:date>
    <dc:creator>Rossen Stoyanchev</dc:creator>
    <meta:generator>LibreOffice/3.6$Linux_x86 LibreOffice_project/360m1$Build-2</meta:generator>
    <meta:document-statistic meta:object-count="134"/>
  </office:meta>
</office:document-meta>
</file>